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'Alliance to Restore the Republic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Danger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501st Legi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"Reb"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"Han Solo's shipping company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J-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Ninety-Sixth Task Force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Rapier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Helical HyperCom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Committee for transportation of construction material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Delegation of 2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'Numidian Prime strike team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Pryce Mining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Imperial Navy',</text:p>
          </table:table-cell>
          <table:table-cell office:value-type="float" office:value="-1" calcext:value-type="float">
            <text:p>-1</text:p>
          </table:table-cell>
        </table:table-row>
        <table:table-row table:style-name="ro7">
          <table:table-cell office:value-type="string" calcext:value-type="string">
            <text:p><text:s/>'Commission for the Preservation of the New Order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Gold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Heroes of Yavi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Tarkin Initiative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Galactic Empire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Colossus resistan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Dreamers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'Queluhan Nebula Imperial remnant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Free Ryloth Movement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pectres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'Church of the Ganthic Enlightenment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'Alliance Civil Government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Team Colossu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Royal House of Naboo',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s/>'Archaeological Association',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s/>'Coalition for Progress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Hutt Clan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Engineering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Rebel Fleet Command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Garel City cell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Death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Onderon rebel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on-tuul Pride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Galactic Republic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Republic Futures Program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Lost Twenty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Blue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'Imperial Starfighter Corp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Uprising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Pathfinders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"Kazuda Xiono's squadron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Partisans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Inferno Squad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Great Familie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Trade Federation',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s/>'New Republic Starfighter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Four great familie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Separatist Senate',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s/>'Ministry of Agriculture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Galactic Republic Navy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Precision air team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Colossu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Team Fireball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Legislative Youth Program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Black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Office of the Chancellor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'New Republic Pilots Commissio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Nine Ruling Familie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Naboo delegation'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'Chiss AscendancyNine Ruling Familie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Chiss Ascendanc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First Order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Shadow Council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Battle Station Command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Jedi Order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'Calrissian Enterprises'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"Bail Organa's resistance movement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Gallius Rax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Lina Graf's crew"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61st Mobile Infantr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Pyke Syndicate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Red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Kingdom of Ha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Resistance nav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New Republic Academ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Cloud-Rider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Carida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Sith Order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Crimson Dawn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Ryloth Defense Authority',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<text:s/>'Vocational School for Institutional Securit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Green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Imperial Senate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Alliance High Command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Knights of Re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Norra Wexley's team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TaggeCo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Kage Warrior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LRC077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White Worm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Judicial Forces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Resistance ground crew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Corellian Team On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Nightbrothers',</text:p>
          </table:table-cell>
          <table:table-cell office:value-type="float" office:value="-1" calcext:value-type="float">
            <text:p>-1</text:p>
          </table:table-cell>
        </table:table-row>
        <table:table-row table:style-name="ro6">
          <table:table-cell office:value-type="string" calcext:value-type="string">
            <text:p><text:s/>'Confederacy military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Corellian Team Two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"University of Bar'leth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Barma Battle Group',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<text:s/>'Corellian Engineering Corporation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Vanto family shipping company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Academy for Young Imperial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Cobalt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Hosnian Prime flight academ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Kingdom of Shu-Torun',</text:p>
          </table:table-cell>
          <table:table-cell office:value-type="float" office:value="-1" calcext:value-type="float">
            <text:p>-1</text:p>
          </table:table-cell>
        </table:table-row>
        <table:table-row table:style-name="ro6">
          <table:table-cell office:value-type="string" calcext:value-type="string">
            <text:p><text:s/>'Chiss Expansionary Defense Fleet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Jade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Thranta Clan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"Jabba Desilijic Tiure's criminal empire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Carida Academy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Graf Archiv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Project Celestial Power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Jedi assault team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Resistance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'Sullust Sector Spacefarers Academy',</text:p>
          </table:table-cell>
          <table:table-cell office:value-type="float" office:value="-1" calcext:value-type="float">
            <text:p>-1</text:p>
          </table:table-cell>
        </table:table-row>
        <table:table-row table:style-name="ro9">
          <table:table-cell office:value-type="string" calcext:value-type="string">
            <text:p><text:s/>'000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Acolytes of the Beyond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Onyx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Loyalist Committee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Arkanis Academy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Imperial Security Bureau',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"Outland's anti-pirate taskforce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Galen Erso's field team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Rogue On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Ace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New Republic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Squad Dek-Nil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Bright Tree tribe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Gamma Group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Malandro syndicate',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<text:s/>'Independent Movement for Self-Determinatio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Central Ridge Mining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Jedi High Council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"Gallius Rax's child soldiers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Joint Chiefs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Hawkbat Cla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Second-wave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Chelli Lona Aphra's crew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Supreme Council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New Republic Defense For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Dross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Heaven-earth corporation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Civilian Defense For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Exegol air team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'Coruscant Security Force',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s/>'Rebel Alliance Intelligence Service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Spice Runners of Kijimi',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s/>'Grand Army of the Republic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Beckett's gang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Phoenix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Endor strike team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Sith Eternal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Aristocra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Imperial Officer Corp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Imperial Army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House of Organa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Zerpen Industries',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s/>'Strategic Advisory Cell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"Poe Dameron's fighter wing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Corona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'Apprentice Legislator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Chelli Lona Aphra's squad",</text:p>
          </table:table-cell>
          <table:table-cell office:value-type="float" office:value="-1" calcext:value-type="float">
            <text:p>-1</text:p>
          </table:table-cell>
        </table:table-row>
        <table:table-row table:style-name="ro9">
          <table:table-cell office:value-type="string" calcext:value-type="string">
            <text:p><text:s/>'Sith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Resistance High Command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Frangawl Cult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Kachirho Wookiee Militia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"B'ankora division"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Outland Regions Security Force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Higher Skies Advocacy Group',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s/>'224th Imperial Armored Divisio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Phantom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Twi'lek Resistance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Nightsister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Citizens' fleet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Galactic Empire 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Populist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hadow Collective',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'Confederacy of Independent System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Kyber crystal research team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Elder House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ecurity council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Droid Gotra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Galactic Senate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Death Watch',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'Junior Academy of Applied Science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Royal Imperial Academy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Rogue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First Waver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Imperial High Command'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6:38:21.397992405</meta:creation-date>
    <dc:date>2022-02-19T17:51:10.178228750</dc:date>
    <meta:editing-duration>PT17S</meta:editing-duration>
    <meta:editing-cycles>1</meta:editing-cycles>
    <meta:document-statistic meta:table-count="1" meta:cell-count="384" meta:object-count="0"/>
    <meta:generator>LibreOffice/7.2.5.2$Linux_X86_64 LibreOffice_project/20$Build-2</meta:generator>
  </office:meta>
</office:document-meta>
</file>